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4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imbus Sans" svg:font-family="'Nimbus Sans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.507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8pt" style:font-size-asian="28pt" style:font-size-complex="28pt"/>
    </style:style>
    <style:style style:name="P3" style:family="paragraph">
      <loext:graphic-properties draw:fill-color="#ffffff"/>
      <style:paragraph-properties style:writing-mode="lr-tb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>
          <draw:text-box>
            <text:p>Pharmabus (505)</text:p>
          </draw:text-box>
        </draw:frame>
        <draw:frame presentation:style-name="pr2" draw:text-style-name="P2" draw:layer="layout" svg:width="23.8cm" svg:height="2.729cm" svg:x="2.2cm" svg:y="16.4cm" presentation:class="subtitle" presentation:user-transformed="true">
          <draw:text-box>
            <text:p><text:span text:style-name="T1">David Klein, Manuel Karl, Robina Meyer, Simon Koch</text:span><text:span text:style-name="T1"><text:line-break/></text:span><text:span text:style-name="T1">IASHeldenVormBildschir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Wer wir sind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David, Robina, Manuel, Simon</text:p>
              </text:list-item>
              <text:list-item>
                <text:p>David, Manuel und Simon sind PhDs am Institut für Anwendungssicherheit (TU Braunschweig)</text:p>
              </text:list-item>
              <text:list-item>
                <text:p>Robina Meyer schreibt Ihre Dissertation in der Pharma. Tech. an der Uni München</text:p>
              </text:list-item>
              <text:list-item>
                <text:p>Wir wollten trotz Selbstisolation nützlich sein</text:p>
              </text:list-item>
              <text:list-item>
                <text:p>Hackathon \o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Pharmabus (Hauptproblem)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Ausgang minimieren, insb. für Risikogruppen</text:p>
              </text:list-item>
              <text:list-item>
                <text:p>Gerade Risikogruppen brauchen Medikamente</text:p>
              </text:list-item>
              <text:list-item>
                <text:p>Versorgung sicherstell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Pharmabus (Teilprobleme)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Finden von Fahrern, Apotheken, Patienten</text:p>
                <text:p>- Webseite!</text:p>
              </text:list-item>
              <text:list-item>
                <text:p>Wenig Fahrer</text:p>
                <text:p>- Ein Fahrer mehrere Apotheken!</text:p>
              </text:list-item>
              <text:list-item>
                <text:p>Nicht alle Apotheken haben alle Medikamente</text:p>
                <text:p>- Ein Fahrer bedient mehrere Apotheken</text:p>
                <text:p>- Routenplanung wird notwendig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Technologie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Python und Sqlite </text:p>
              </text:list-item>
              <text:list-item>
                <text:p>Deutschlandweites Deployment möglich</text:p>
              </text:list-item>
              <text:list-item>
                <text:p>Deployment ‘nur’ starten des Programm</text:p>
                <text:p>- keine eigene Installation notwendi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4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imbus Sans" svg:font-family="'Nimbus Sans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5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5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22T17:37:37.586338613</meta:creation-date>
    <meta:editing-duration>PT1M56S</meta:editing-duration>
    <meta:editing-cycles>3</meta:editing-cycles>
    <meta:generator>LibreOffice/6.4.1.2$Linux_X86_64 LibreOffice_project/40$Build-2</meta:generator>
    <dc:title>Impress</dc:title>
    <meta:initial-creator>Simon Koch</meta:initial-creator>
    <dc:date>2020-03-22T18:07:56.625330000</dc:date>
    <dc:creator>Simon Koch</dc:creator>
    <meta:document-statistic meta:object-count="54"/>
  </office:meta>
</office:document-meta>
</file>